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2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6" calcext:value-type="float">
            <text:p>48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 table:number-rows-repeated="1047624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910:Feuille1.C9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00:43:16.54200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8-31T17:45:49.268446100</dc:date>
    <meta:editing-cycles>279</meta:editing-cycles>
    <meta:editing-duration>P16DT7H27S</meta:editing-duration>
    <meta:generator>LibreOffice/25.2.5.2$Windows_X86_64 LibreOffice_project/03d19516eb2e1dd5d4ccd751a0d6f35f35e08022</meta:generator>
    <meta:document-statistic meta:table-count="1" meta:cell-count="12423" meta:object-count="0"/>
  </office:meta>
</office:document-meta>
</file>